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cs" fo:country="CZ"/>
    </style:style>
    <style:style style:name="P2" style:family="paragraph" style:parent-style-name="Heading_20_1">
      <style:paragraph-properties fo:break-before="page"/>
      <style:text-properties style:font-name="Liberation Sans" fo:font-size="18.2000007629395pt" fo:font-weight="bold" officeooo:rsid="00268e0a" officeooo:paragraph-rsid="00268e0a" style:font-name-asian="Microsoft YaHei" style:font-size-asian="18.2000007629395pt" style:font-weight-asian="bold" style:font-name-complex="Arial" style:font-size-complex="18.2000007629395pt" style:font-weight-complex="bold"/>
    </style:style>
    <style:style style:name="P3" style:family="paragraph" style:parent-style-name="Heading_20_2">
      <style:text-properties fo:language="cs" fo:country="CZ" officeooo:rsid="00189f04" officeooo:paragraph-rsid="00189f04"/>
    </style:style>
    <style:style style:name="P4" style:family="paragraph" style:parent-style-name="Heading_20_2">
      <style:text-properties fo:language="cs" fo:country="CZ" officeooo:rsid="00190d37" officeooo:paragraph-rsid="00190d37"/>
    </style:style>
    <style:style style:name="P5" style:family="paragraph" style:parent-style-name="Heading_20_2" style:list-style-name="">
      <style:text-properties fo:language="cs" fo:country="CZ"/>
    </style:style>
    <style:style style:name="P6" style:family="paragraph" style:parent-style-name="Heading_20_2">
      <style:text-properties officeooo:rsid="002960b6" officeooo:paragraph-rsid="002960b6"/>
    </style:style>
    <style:style style:name="P7" style:family="paragraph" style:parent-style-name="Heading_20_2">
      <style:text-properties officeooo:rsid="00329f31" officeooo:paragraph-rsid="00329f31"/>
    </style:style>
    <style:style style:name="P8" style:family="paragraph" style:parent-style-name="Standard" style:list-style-name="L7">
      <style:text-properties officeooo:paragraph-rsid="002960b6"/>
    </style:style>
    <style:style style:name="P9" style:family="paragraph" style:parent-style-name="Standard" style:list-style-name="L7">
      <style:text-properties officeooo:paragraph-rsid="002b480e"/>
    </style:style>
    <style:style style:name="P10" style:family="paragraph" style:parent-style-name="Standard" style:list-style-name="L7">
      <style:text-properties officeooo:paragraph-rsid="00329f31"/>
    </style:style>
    <style:style style:name="P11" style:family="paragraph" style:parent-style-name="Standard" style:list-style-name="L7">
      <style:text-properties fo:font-style="normal" officeooo:rsid="002d1b88" officeooo:paragraph-rsid="00355396" style:font-style-asian="normal" style:font-style-complex="normal"/>
    </style:style>
    <style:style style:name="P12" style:family="paragraph" style:parent-style-name="Standard">
      <style:text-properties fo:font-style="normal" officeooo:rsid="002d1b88" officeooo:paragraph-rsid="002fab59" style:font-style-asian="normal" style:font-style-complex="normal"/>
    </style:style>
    <style:style style:name="P13" style:family="paragraph" style:parent-style-name="Standard">
      <style:text-properties fo:color="#ff0000" loext:opacity="100%"/>
    </style:style>
    <style:style style:name="P14" style:family="paragraph" style:list-style-name="L7">
      <style:paragraph-properties fo:text-align="start" style:justify-single-word="false"/>
    </style:style>
    <style:style style:name="P15" style:family="paragraph" style:parent-style-name="Text_20_body">
      <style:text-properties fo:language="cs" fo:country="CZ" officeooo:rsid="00189f04" officeooo:paragraph-rsid="00189f04"/>
    </style:style>
    <style:style style:name="P16" style:family="paragraph" style:parent-style-name="Text_20_body" style:list-style-name="L1">
      <style:text-properties fo:language="cs" fo:country="CZ" officeooo:rsid="00189f04" officeooo:paragraph-rsid="00189f04"/>
    </style:style>
    <style:style style:name="P17" style:family="paragraph" style:parent-style-name="Text_20_body" style:list-style-name="L1">
      <style:text-properties fo:language="cs" fo:country="CZ" officeooo:rsid="00189f04" officeooo:paragraph-rsid="0019040c"/>
    </style:style>
    <style:style style:name="P18" style:family="paragraph" style:parent-style-name="Text_20_body" style:list-style-name="L1">
      <style:text-properties officeooo:paragraph-rsid="0019040c"/>
    </style:style>
    <style:style style:name="P19" style:family="paragraph" style:parent-style-name="Text_20_body" style:list-style-name="L1">
      <style:text-properties fo:font-style="italic" officeooo:paragraph-rsid="00189f04" style:font-style-asian="italic" style:font-style-complex="italic"/>
    </style:style>
    <style:style style:name="P20" style:family="paragraph" style:parent-style-name="Text_20_body" style:list-style-name="L1">
      <style:text-properties fo:font-style="italic" officeooo:rsid="00189f04" officeooo:paragraph-rsid="00189f04" style:font-style-asian="italic" style:font-style-complex="italic"/>
    </style:style>
    <style:style style:name="P21" style:family="paragraph" style:parent-style-name="Text_20_body" style:list-style-name="L2">
      <style:text-properties officeooo:rsid="00190d37" officeooo:paragraph-rsid="00190d37"/>
    </style:style>
    <style:style style:name="P22" style:family="paragraph" style:parent-style-name="Text_20_body" style:list-style-name="L3">
      <style:text-properties officeooo:paragraph-rsid="001af576"/>
    </style:style>
    <style:style style:name="P23" style:family="paragraph" style:parent-style-name="Text_20_body" style:list-style-name="L3">
      <style:text-properties officeooo:rsid="001af576" officeooo:paragraph-rsid="001af576"/>
    </style:style>
    <style:style style:name="P24" style:family="paragraph" style:parent-style-name="Text_20_body" style:list-style-name="L4"/>
    <style:style style:name="P25" style:family="paragraph" style:parent-style-name="Text_20_body" style:list-style-name="L4">
      <style:text-properties officeooo:paragraph-rsid="001dc5cd"/>
    </style:style>
    <style:style style:name="P26" style:family="paragraph" style:parent-style-name="Text_20_body" style:list-style-name="L4">
      <style:text-properties officeooo:paragraph-rsid="001eb4c5"/>
    </style:style>
    <style:style style:name="P27" style:family="paragraph" style:parent-style-name="Text_20_body" style:list-style-name="L4">
      <style:text-properties officeooo:paragraph-rsid="001eb808"/>
    </style:style>
    <style:style style:name="P28" style:family="paragraph" style:parent-style-name="Text_20_body">
      <style:text-properties officeooo:rsid="00329f31" officeooo:paragraph-rsid="00329f31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text-properties officeooo:paragraph-rsid="00329f31"/>
    </style:style>
    <style:style style:name="P31" style:family="paragraph" style:parent-style-name="Text_20_body" style:list-style-name="L9">
      <style:text-properties officeooo:paragraph-rsid="00355396"/>
    </style:style>
    <style:style style:name="P32" style:family="paragraph" style:parent-style-name="Text_20_body" style:list-style-name="L9">
      <style:text-properties officeooo:paragraph-rsid="00388b63"/>
    </style:style>
    <style:style style:name="P33" style:family="paragraph" style:parent-style-name="Text_20_body" style:list-style-name="L9">
      <style:text-properties officeooo:paragraph-rsid="003c2838"/>
    </style:style>
    <style:style style:name="P34" style:family="paragraph" style:parent-style-name="Text_20_body" style:list-style-name="L9">
      <style:text-properties officeooo:rsid="00368820" officeooo:paragraph-rsid="00368820"/>
    </style:style>
    <style:style style:name="P35" style:family="paragraph" style:parent-style-name="Text_20_body">
      <style:text-properties officeooo:rsid="0036d2c8" officeooo:paragraph-rsid="0036d2c8"/>
    </style:style>
    <style:style style:name="P36" style:family="paragraph" style:list-style-name="L9"/>
    <style:style style:name="T1" style:family="text">
      <style:text-properties fo:language="cs" fo:country="CZ"/>
    </style:style>
    <style:style style:name="T2" style:family="text">
      <style:text-properties fo:language="cs" fo:country="CZ" officeooo:rsid="001804ea"/>
    </style:style>
    <style:style style:name="T3" style:family="text">
      <style:text-properties fo:language="cs" fo:country="CZ" officeooo:rsid="0019040c"/>
    </style:style>
    <style:style style:name="T4" style:family="text">
      <style:text-properties fo:language="cs" fo:country="CZ" officeooo:rsid="001af576"/>
    </style:style>
    <style:style style:name="T5" style:family="text">
      <style:text-properties fo:language="cs" fo:country="CZ" officeooo:rsid="001dc5cd"/>
    </style:style>
    <style:style style:name="T6" style:family="text">
      <style:text-properties fo:language="cs" fo:country="CZ" fo:font-style="italic" style:font-style-asian="italic" style:font-style-complex="italic"/>
    </style:style>
    <style:style style:name="T7" style:family="text">
      <style:text-properties fo:language="cs" fo:country="CZ" fo:font-style="italic" officeooo:rsid="001dc5cd" style:font-style-asian="italic" style:font-style-complex="italic"/>
    </style:style>
    <style:style style:name="T8" style:family="text">
      <style:text-properties fo:language="cs" fo:country="CZ" fo:font-style="italic" officeooo:rsid="001af576" style:font-style-asian="italic" style:font-style-complex="italic"/>
    </style:style>
    <style:style style:name="T9" style:family="text">
      <style:text-properties fo:language="cs" fo:country="CZ" fo:font-style="italic" officeooo:rsid="00249a7d" style:font-style-asian="italic" style:font-style-complex="italic"/>
    </style:style>
    <style:style style:name="T10" style:family="text">
      <style:text-properties fo:language="cs" fo:country="CZ" officeooo:rsid="001eb4c5"/>
    </style:style>
    <style:style style:name="T11" style:family="text">
      <style:text-properties fo:language="cs" fo:country="CZ" officeooo:rsid="001eb808"/>
    </style:style>
    <style:style style:name="T12" style:family="text">
      <style:text-properties fo:language="cs" fo:country="CZ" officeooo:rsid="00217108"/>
    </style:style>
    <style:style style:name="T13" style:family="text">
      <style:text-properties fo:language="cs" fo:country="CZ" officeooo:rsid="00230d37"/>
    </style:style>
    <style:style style:name="T14" style:family="text">
      <style:text-properties fo:language="cs" fo:country="CZ" officeooo:rsid="00249a7d"/>
    </style:style>
    <style:style style:name="T15" style:family="text">
      <style:text-properties fo:language="cs" fo:country="CZ" officeooo:rsid="002960b6"/>
    </style:style>
    <style:style style:name="T16" style:family="text">
      <style:text-properties fo:language="cs" fo:country="CZ" officeooo:rsid="0027e519"/>
    </style:style>
    <style:style style:name="T17" style:family="text">
      <style:text-properties fo:language="cs" fo:country="CZ" officeooo:rsid="002b480e"/>
    </style:style>
    <style:style style:name="T18" style:family="text">
      <style:text-properties officeooo:rsid="001804ea"/>
    </style:style>
    <style:style style:name="T19" style:family="text">
      <style:text-properties officeooo:rsid="0019040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9040c" style:font-style-asian="italic" style:font-style-complex="italic"/>
    </style:style>
    <style:style style:name="T22" style:family="text">
      <style:text-properties fo:font-style="italic" officeooo:rsid="002b480e" style:font-style-asian="italic" style:font-style-complex="italic"/>
    </style:style>
    <style:style style:name="T23" style:family="text">
      <style:text-properties fo:font-style="italic" officeooo:rsid="00329f31" style:font-style-asian="italic" style:font-style-complex="italic"/>
    </style:style>
    <style:style style:name="T24" style:family="text">
      <style:text-properties fo:color="#876900" loext:opacity="100%" fo:language="cs" fo:country="CZ"/>
    </style:style>
    <style:style style:name="T25" style:family="text">
      <style:text-properties officeooo:rsid="002960b6"/>
    </style:style>
    <style:style style:name="T26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27" style:family="text">
      <style:text-properties fo:color="#778899" loext:opacity="100%"/>
    </style:style>
    <style:style style:name="T28" style:family="text">
      <style:text-properties fo:color="#778899" loext:opacity="100%" fo:language="cs" fo:country="CZ"/>
    </style:style>
    <style:style style:name="T29" style:family="text">
      <style:text-properties fo:color="#778899" loext:opacity="100%" fo:language="cs" fo:country="CZ" officeooo:rsid="0023647a"/>
    </style:style>
    <style:style style:name="T30" style:family="text">
      <style:text-properties fo:color="#778899" loext:opacity="100%" fo:language="cs" fo:country="CZ" officeooo:rsid="00217108"/>
    </style:style>
    <style:style style:name="T31" style:family="text">
      <style:text-properties fo:color="#778899" loext:opacity="100%" fo:language="cs" fo:country="CZ" officeooo:rsid="00249a7d"/>
    </style:style>
    <style:style style:name="T32" style:family="text">
      <style:text-properties fo:color="#778899" loext:opacity="100%" fo:font-style="normal" style:font-style-asian="normal" style:font-style-complex="normal"/>
    </style:style>
    <style:style style:name="T33" style:family="text">
      <style:text-properties fo:color="#778899" loext:opacity="100%" fo:font-style="normal" officeooo:rsid="00329f31" style:font-style-asian="normal" style:font-style-complex="normal"/>
    </style:style>
    <style:style style:name="T34" style:family="text">
      <style:text-properties officeooo:rsid="002b480e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2d1b88" style:font-style-asian="normal" style:font-style-complex="normal"/>
    </style:style>
    <style:style style:name="T37" style:family="text">
      <style:text-properties fo:font-style="normal" officeooo:rsid="00329f31" style:font-style-asian="normal" style:font-style-complex="normal"/>
    </style:style>
    <style:style style:name="T38" style:family="text">
      <style:text-properties fo:font-style="normal" officeooo:rsid="00337384" style:font-style-asian="normal" style:font-style-complex="normal"/>
    </style:style>
    <style:style style:name="T39" style:family="text">
      <style:text-properties fo:font-style="normal" officeooo:rsid="00339d87" style:font-style-asian="normal" style:font-style-complex="normal"/>
    </style:style>
    <style:style style:name="T40" style:family="text">
      <style:text-properties fo:font-style="normal" officeooo:rsid="00368820" style:font-style-asian="normal" style:font-style-complex="normal"/>
    </style:style>
    <style:style style:name="T41" style:family="text">
      <style:text-properties fo:font-style="normal" officeooo:rsid="00388b63" style:font-style-asian="normal" style:font-style-complex="normal"/>
    </style:style>
    <style:style style:name="T42" style:family="text">
      <style:text-properties fo:font-style="normal" officeooo:rsid="00399fbf" style:font-style-asian="normal" style:font-style-complex="normal"/>
    </style:style>
    <style:style style:name="T43" style:family="text">
      <style:text-properties fo:font-style="normal" officeooo:rsid="003b5d25" style:font-style-asian="normal" style:font-style-complex="normal"/>
    </style:style>
    <style:style style:name="T44" style:family="text">
      <style:text-properties fo:font-style="normal" officeooo:rsid="003c2838" style:font-style-asian="normal" style:font-style-complex="normal"/>
    </style:style>
    <style:style style:name="T45" style:family="text">
      <style:text-properties officeooo:rsid="002fab59"/>
    </style:style>
    <style:style style:name="T46" style:family="text">
      <style:text-properties officeooo:rsid="00319831"/>
    </style:style>
    <style:style style:name="T47" style:family="text">
      <style:text-properties officeooo:rsid="0031b0dd"/>
    </style:style>
    <style:style style:name="T48" style:family="text">
      <style:text-properties officeooo:rsid="00329f31"/>
    </style:style>
    <style:style style:name="T49" style:family="text">
      <style:text-properties officeooo:rsid="00337384"/>
    </style:style>
    <style:style style:name="T50" style:family="text">
      <style:text-properties style:use-window-font-color="true" loext:opacity="0%" officeooo:rsid="00337384"/>
    </style:style>
    <style:style style:name="T51" style:family="text">
      <style:text-properties officeooo:rsid="00339d87"/>
    </style:style>
    <style:style style:name="T52" style:family="text">
      <style:text-properties fo:color="#ff0000" loext:opacity="100%"/>
    </style:style>
    <style:style style:name="T53" style:family="text">
      <style:text-properties fo:color="#ff0000" loext:opacity="100%" fo:language="cs" fo:country="CZ" fo:font-style="italic" style:font-style-asian="italic" style:font-style-complex="italic"/>
    </style:style>
    <style:style style:name="T54" style:family="text">
      <style:text-properties officeooo:rsid="00388b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8">GUI </text:span>Pra<text:span text:style-name="T18">ktická část</text:span></text:h>
      <text:h text:style-name="P3" text:outline-level="2">Menu item HOME</text:h>
      <text:p text:style-name="P15">Vytvořte menu item pro návrat na hlavní obrazovku a použijte ho ve <text:span text:style-name="T27">ScreenMenuTemperature</text:span></text:p>
      <text:list xml:id="list4235134260" text:style-name="L1">
        <text:list-item>
          <text:p text:style-name="P16">inspirovat se MI_RETURN</text:p>
          <text:list>
            <text:list-item>
              <text:p text:style-name="P19"><text:span text:style-name="T1">src\guiapi\src\WindowMenuItems.</text:span><text:span text:style-name="T2">cpp</text:span></text:p>
            </text:list-item>
            <text:list-item>
              <text:p text:style-name="P20"><text:span text:style-name="T2">s</text:span><text:span text:style-name="T1">rc\guiapi\include\WindowMenuItems.hpp</text:span></text:p>
            </text:list-item>
          </text:list>
        </text:list-item>
        <text:list-item>
          <text:p text:style-name="P16">text “Home“ – nepřekládat</text:p>
        </text:list-item>
        <text:list-item>
          <text:p text:style-name="P18"><text:span text:style-name="T3">pro zavření použít</text:span><text:span text:style-name="T1"> </text:span><text:span text:style-name="T27">Screens::Access()-&gt;CloseAll();</text:span></text:p>
        </text:list-item>
        <text:list-item>
          <text:p text:style-name="P17">ScreenMenuTemperature <text:span text:style-name="T19">je v </text:span><text:span text:style-name="T21">src\gui\screen_menu_temperature.cpp</text:span></text:p>
        </text:list-item>
      </text:list>
      <text:h text:style-name="P4" text:outline-level="2">Menu item napojený na marlin vars, který skipne čekání na teplotu</text:h>
      <text:list xml:id="list2751575378" text:style-name="L2">
        <text:list-item>
          <text:p text:style-name="P21"><text:span text:style-name="T1">Při debugu by se mohl roztavit extruder !!! </text:span><text:span text:style-name="T4">Pro debug zapnout simulátor topení.</text:span></text:p>
        </text:list-item>
      </text:list>
      <text:list xml:id="list2019315841" text:style-name="L3">
        <text:list-item>
          <text:list>
            <text:list-item>
              <text:p text:style-name="P23"><text:span text:style-name="T13">Nejdříve </text:span><text:span text:style-name="T1">unloadovat filament (aby se neprobrousil) ale nechat ho </text:span><text:span text:style-name="T13">protažený</text:span><text:span text:style-name="T1"> senzorem</text:span></text:p>
            </text:list-item>
            <text:list-item>
              <text:p text:style-name="P22"><text:span text:style-name="T4">odkomentovat </text:span><text:span text:style-name="T28">#define SIM_HEATER</text:span><text:span text:style-name="T1"> </text:span><text:span text:style-name="T4">v </text:span><text:span text:style-name="T8">src\common\config_a3ides2209_02.h</text:span></text:p>
            </text:list-item>
          </text:list>
        </text:list-item>
      </text:list>
      <text:list xml:id="list3202507860" text:style-name="L4">
        <text:list-item>
          <text:p text:style-name="P25"><text:span text:style-name="T5">zapnout automatickou aktualizaci eventy WAITHEAT umazáním </text:span><text:span text:style-name="T28">&amp; ~MARLIN_VAR_MSK(MARLIN_VAR_WAITHEAT)</text:span><text:span text:style-name="T4"> </text:span><text:span text:style-name="T5">z </text:span><text:span text:style-name="T28">MARLIN_VAR_MSK_DE</text:span><text:span text:style-name="T24">F</text:span><text:span text:style-name="T4"> </text:span><text:span text:style-name="T5">v </text:span><text:span text:style-name="T7">src\common\marlin_vars.h</text:span></text:p>
        </text:list-item>
        <text:list-item>
          <text:p text:style-name="P26"><text:span text:style-name="T4">v</text:span><text:span text:style-name="T10">ytvořit potomka </text:span><text:span text:style-name="T28">WI_SWITCH_OFF_ON_t</text:span><text:span text:style-name="T10"> nebo </text:span><text:span text:style-name="T28">WI_SWITCH_t&lt;2&gt;</text:span></text:p>
          <text:list>
            <text:list-item>
              <text:p text:style-name="P27"><text:span text:style-name="T10">definovat public metod</text:span><text:span text:style-name="T11">u</text:span><text:span text:style-name="T10"> </text:span><text:span text:style-name="T28">size_t GetIndex() cons</text:span><text:span text:style-name="T29">t;</text:span></text:p>
            </text:list-item>
            <text:list-item>
              <text:p text:style-name="P24"><text:span text:style-name="T11">definovatpublic metodu</text:span><text:span text:style-name="T10"> </text:span><text:span text:style-name="T24">s</text:span><text:span text:style-name="T28">tatic size_t ReadCurrentState();</text:span><text:span text:style-name="T10"> </text:span><text:span text:style-name="T11">vracející </text:span><text:span text:style-name="T28">marlin_vars()-&gt;wait_heat;</text:span><text:span text:style-name="T11"> a použít v konstruktoru pro inicializaci indexu</text:span></text:p>
            </text:list-item>
            <text:list-item>
              <text:p text:style-name="P24"><text:span text:style-name="T10">o</text:span><text:span text:style-name="T11">verride metodu </text:span><text:span text:style-name="T28">void MI_DONT_WAIT_HEAT::OnChange(size_t old_index) {<text:line-break/></text:span><text:span text:style-name="T27">  marlin_set_wait_heat(0);    marlin_set_wait_heat(0); }</text:span><text:span text:style-name="T1"> </text:span><text:span text:style-name="T11">marlin_set_wait_heat potřeba zavolat 2x, nějaký bug ..</text:span></text:p>
            </text:list-item>
            <text:list-item>
              <text:p text:style-name="P24"><text:span text:style-name="T12">Přidat vytvořený menu item do </text:span><text:span text:style-name="T27">ScreenMenuTune</text:span><text:span text:style-name="T30"> </text:span><text:span text:style-name="T12">a aktualizovat jeho index v eventě. Pokud došlo k aktualizaci invalidovat menu pomocí </text:span><text:span text:style-name="T28">menu.Invalidate();</text:span><text:span text:style-name="T24"> </text:span><text:span text:style-name="T1">K </text:span><text:span text:style-name="T14">itemu se přistupuje metodou </text:span><text:span text:style-name="T31">Item()&lt;</text:span><text:span text:style-name="T9">datovy_typ_itemu</text:span><text:span text:style-name="T31">&gt; </text:span></text:p>
            </text:list-item>
          </text:list>
        </text:list-item>
      </text:list>
      <text:h text:style-name="P5" text:outline-level="2"/>
      <text:h text:style-name="P2" text:outline-level="1">GCODE <text:span text:style-name="T1">Pra</text:span><text:span text:style-name="T2">ktická část</text:span></text:h>
      <text:h text:style-name="P6" text:outline-level="2">Navázání menu spinneru na <text:span text:style-name="T26">GCODE</text:span></text:h>
      <text:list xml:id="list1306525075" text:style-name="L7">
        <text:list-item>
          <text:p text:style-name="P10"><text:span text:style-name="T16">Vkopírujte si do </text:span><text:span text:style-name="T6">src\marlin_stubs\M876.cpp:<text:line-break/></text:span><text:span text:style-name="T53">#include "menu_spin_config_type.hpp"<text:line-break/></text:span><text:span text:style-name="T52">#include &lt;algorithm&gt;<text:line-break/><text:line-break/>const SpinConfig_I32_t range = { { 0, 1000, 1 } };<text:line-break/>int32_t X_val = range.Min();<text:line-break/>const SpinConfig_I32_t &amp;Get_M876_range() { return range; }<text:line-break/>int32_t Get_M876_XVal() { return X_val; }</text:span><text:span text:style-name="T53"><text:line-break/>void Set_M876_XVal(int32_t val) { X_val = std::clamp&lt;int32_t&gt;(val, range.Min(), range.Max()); }</text:span></text:p>
        </text:list-item>
        <text:list-item>
          <text:p text:style-name="P8"><text:span text:style-name="T15">Upravte GCODE M876 tak aby uložil hodnotu parametru „X“ do </text:span><text:span text:style-name="T27">X_val </text:span><text:span text:style-name="T25">pomocí </text:span><text:span text:style-name="T27">Set_M876_Xval</text:span></text:p>
        </text:list-item>
        <text:list-item>
          <text:p text:style-name="Standard"><text:span text:style-name="T17">Vytviřte spinner jako potomek </text:span><text:span text:style-name="T27">WI_SPIN_I32_t</text:span> <text:span text:style-name="T34">možno se inspirovat v souboru </text:span><text:span text:style-name="T22">src\guiapi\include\MItem_print.hpp</text:span></text:p>
        </text:list-item>
        <text:list-item>
          <text:p text:style-name="P9"><text:span text:style-name="T17">Použi</text:span><text:span text:style-name="T1">jte v </text:span><text:span text:style-name="T32">ScreenMenuSettings</text:span> <text:span text:style-name="T34">v souboru </text:span><text:span text:style-name="T22">src\gui\screen_menu_settings.cpp</text:span></text:p>
        </text:list-item>
        <text:list-item>
          <text:p text:style-name="P11"><text:span text:style-name="T34">v</text:span>yzkoušejte pomocí terminálu nebo si vytvořte např. „soubor.gcode“ obsahující:<text:line-break/>„M876 X255<text:line-break/>G4 <text:span text:style-name="T47">P1</text:span>000“ <text:line-break/><text:line-break/><text:span text:style-name="T46">poznámky:</text:span><text:line-break/>G4 <text:span text:style-name="T47">P1</text:span>000 <text:span text:style-name="T45">čeká </text:span><text:span text:style-name="T47">1</text:span><text:span text:style-name="T45">s, aby print screeně „nehráblo“ z tak krátkého GCODE<text:line-break/></text:span><text:span text:style-name="T46">GUI sahá přímo do hlavního vlákna bez jakékoli synchronizace, vhodné pouze pro testy …<text:line-break/>Thread-safe kód není náplní školení</text:span></text:p>
        </text:list-item>
      </text:list>
      <text:h text:style-name="P7" text:outline-level="2">Uživatelský GCODE navázaný na footer</text:h>
      <text:p text:style-name="P28">Vytvořte definujte GCODE M2000 akceptující „X“ parametr jako int. Zobrazte hodnotu ve footeru.</text:p>
      <text:p text:style-name="P35">(body 1 – 3 nejsnažsí <text:s/>je vyhledat výskyty „M50“ pomocí ctrl + shift + F a zduplikovat pro M2000)</text:p>
      <text:list xml:id="list2472334429" text:style-name="L9">
        <text:list-item>
          <text:p text:style-name="P29"><text:span text:style-name="T48">Přidejte do souboru </text:span><text:span text:style-name="T23">CmakeLists.txt </text:span><text:span text:style-name="T38">záznam </text:span><text:span text:style-name="T27">src/marlin_stubs/M2000.cpp</text:span> <text:span text:style-name="T49">(</text:span>pod <text:span text:style-name="T27">src/marlin_stubs/M50.cpp </text:span><text:span text:style-name="T50">na řádku 561)</text:span></text:p>
        </text:list-item>
        <text:list-item>
          <text:p text:style-name="P29">v souboru <text:span text:style-name="T20">src\marlin_stubs\gcode.cpp</text:span> upravte funkci <text:span text:style-name="T27">bool GcodeSuite::process_parsed_command_custom(bool no_ok)</text:span>, tak aby reagovala na <text:span text:style-name="T27">M2000</text:span></text:p>
        </text:list-item>
        <text:list-item>
          <text:p text:style-name="P34">do adresáře <text:s/><text:span text:style-name="T20">src\marlin_stubs</text:span><text:span text:style-name="T35"> vytvořte soubory </text:span><text:span text:style-name="T20">M2000.hpp</text:span><text:span text:style-name="T35"> a </text:span><text:span text:style-name="T20">M2000.cpp</text:span></text:p>
        </text:list-item>
        <text:list-item>
          <text:p text:style-name="P31"><text:span text:style-name="T51">definujte</text:span> void PrusaGcodeSuite::M2000(), <text:span text:style-name="T51">tak aby ukládala „X“ parametr do proměnné. </text:span><text:span text:style-name="T54">Viz minulý příklad.</text:span></text:p>
        </text:list-item>
        <text:list-item>
          <text:p text:style-name="P32"><text:span text:style-name="T39">definujte fu</text:span><text:span text:style-name="T38">nkci int GetM2000(), </text:span><text:span text:style-name="T39">tak aby tuto proměnnou vracela. </text:span><text:span text:style-name="T41">Viz minulý příklad.</text:span></text:p>
        </text:list-item>
        <text:list-item>
          <text:p text:style-name="P30"><text:span text:style-name="T48">Nahraďte </text:span><text:span text:style-name="T23">src\gui\footer\footer_item_sheet_profile.cpp </text:span><text:span text:style-name="T37">definici funcí </text:span><text:span text:style-name="T33">int FooterItemSheets::static_readValue()</text:span><text:span text:style-name="T37"> a </text:span><text:span text:style-name="T33">string_view_utf8 FooterItemSheets::static_makeView(int value) </text:span><text:span text:style-name="T37">:</text:span></text:p>
        </text:list-item>
      </text:list>
      <text:p text:style-name="P13"><text:soft-page-break/>#include &lt;algorithm&gt; // std::clamp</text:p>
      <text:p text:style-name="P13">int GetM2000();</text:p>
      <text:p text:style-name="P13"/>
      <text:p text:style-name="P13">int FooterItemSheets::static_readValue() {</text:p>
      <text:p text:style-name="P13">    GetM2000();</text:p>
      <text:p text:style-name="P13">}</text:p>
      <text:p text:style-name="P13"/>
      <text:p text:style-name="P13">string_view_utf8 FooterItemSheets::static_makeView(int value) {</text:p>
      <text:p text:style-name="P13">    static char buff[7]; //"X:1000" is longest</text:p>
      <text:p text:style-name="P13">    snprintf(buff, sizeof(buff), "X:%i", std::clamp(value, 0, 1000));</text:p>
      <text:p text:style-name="P13">    return string_view_utf8::MakeRAM((const uint8_t *)buff);</text:p>
      <text:p text:style-name="P13">}</text:p>
      <text:list xml:id="list31224115737098" text:continue-numbering="true" text:style-name="L9">
        <text:list-item>
          <text:p text:style-name="P33"><text:span text:style-name="T40">pro tes</text:span><text:span text:style-name="T44">t je</text:span><text:span text:style-name="T40"> </text:span><text:span text:style-name="T43">potřeba aktivovat footer item v experimentálním menu tiskárny Settings→Footer Settings. Libovoln</text:span><text:span text:style-name="T44">ý</text:span><text:span text:style-name="T43"> Item, např. Item1 přepnout na „Sheets“</text:span><text:span text:style-name="T42"> </text:span></text:p>
        </text:list-item>
        <text:list-item>
          <text:p text:style-name="P33"><text:span text:style-name="T40">pro test </text:span><text:span text:style-name="T36">vytvořte </text:span><text:span text:style-name="T40">soubor </text:span><text:span text:style-name="T36">„</text:span><text:span text:style-name="T40">M2000</text:span><text:span text:style-name="T36">.gcode“, </text:span><text:span text:style-name="T40">který napočítá ve footeru od 0 do 10 ve vteřinových intervalech </text:span><text:span text:style-name="T42">a „vytiskněte“ z USB flash</text:span><text:span text:style-name="T51"><text:line-break/><text:line-break/><text:line-break/></text:span></text:p>
        </text:list-item>
      </text:list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3T13:55:41.454000000</meta:creation-date>
    <dc:date>2021-05-19T03:12:22.867000000</dc:date>
    <meta:editing-duration>PT5H20M22S</meta:editing-duration>
    <meta:editing-cycles>31</meta:editing-cycles>
    <meta:generator>LibreOffice/7.0.5.2$Windows_X86_64 LibreOffice_project/64390860c6cd0aca4beafafcfd84613dd9dfb63a</meta:generator>
    <meta:document-statistic meta:table-count="0" meta:image-count="0" meta:object-count="0" meta:page-count="3" meta:paragraph-count="47" meta:word-count="494" meta:character-count="4006" meta:non-whitespace-character-count="3560"/>
  </office:meta>
</office:document-meta>
</file>